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system" style:font-pitch="variable" svg:panose-1="0 0 5 0 0 0 0 2 0 0"/>
    <style:font-face style:name="Consolas" svg:font-family="Consolas" style:font-family-generic="modern" style:font-pitch="fixed" svg:panose-1="2 11 6 9 2 2 4 3 2 4"/>
    <style:font-face style:name="monospace" svg:font-family="monospace" style:font-family-generic="system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/>
    </style:style>
  </office:automatic-styles>
  <office:body>
    <office:text text:use-soft-page-breaks="true">
      <text:p text:style-name="P1">Document Title</text:p>
      <text:p text:style-name="author">Document Author</text:p>
      <text:p text:style-name="Date">Document Date</text:p>
      <text:h text:style-name="Heading-2" text:outline-level="2">Second-Level Header</text:h>
      <text:p text:style-name="Text-body">All text is printed in twelve-point Times, double-spaced, with no extra spaces except for an extra space before headers. Paragraphs are ragged right, and headers are centered.<text:span text:style-name="FootnoteReference"><text:note text:note-class="footnote" text:id="_ftn0"><text:note-citation>1</text:note-citation><text:note-body><text:p text:style-name="Footnote">Here’s a footnote.</text:p></text:note-body></text:note></text:span></text:p>
      <text:p text:style-name="Text-body"/>
      <text:p text:style-name="Text-body"/>
      <text:h text:style-name="Heading-2" text:outline-level="2"><text:bookmark-start text:name="x1-30002"/><text:bookmark-end text:name="x1-30002"/>Works Cited</text:h>
      <text:p text:style-name="p-bibitem"><text:bookmark-start text:name="X0-\BIB-1_"/><text:bookmark-start text:name="cite.0@interview:amis"/><text:bookmark-end text:name="X0-\BIB-1_"/><text:bookmark-end text:name="cite.0@interview:amis"/>Bibliography entries are presented like body text, except each item is also indented with a hanging indentation.</text:p>
      <text:p text:style-name="p-bibitem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system" style:font-pitch="variable" svg:panose-1="0 0 5 0 0 0 0 2 0 0"/>
    <style:font-face style:name="Consolas" svg:font-family="Consolas" style:font-family-generic="modern" style:font-pitch="fixed" svg:panose-1="2 11 6 9 2 2 4 3 2 4"/>
    <style:font-face style:name="monospace" svg:font-family="monospace" style:font-family-generic="system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200%"/>
      <style:text-properties style:font-name="Times" fo:font-size="12pt" style:font-size-asian="12pt" fo:hyphenate="false"/>
    </style:style>
    <style:style style:name="DefaultParagraphFont" style:display-name="Default Paragraph Font" style:family="text"/>
    <style:style style:name="bigskip" style:display-name="bigskip" style:family="paragraph" style:parent-style-name="Text-body">
      <style:paragraph-properties fo:margin-top="0.0784in"/>
      <style:text-properties fo:hyphenate="false"/>
    </style:style>
    <style:style style:name="clearpage" style:display-name="clearpage" style:family="paragraph" style:parent-style-name="Text-body">
      <style:paragraph-properties fo:break-before="page"/>
      <style:text-properties fo:hyphenate="false"/>
    </style:style>
    <style:style style:name="hline-p-hr" style:display-name="hline-p-hr" style:family="paragraph">
      <style:paragraph-properties fo:line-height="0.0041in"/>
      <style:text-properties fo:hyphenate="false"/>
    </style:style>
    <style:style style:name="cline-p-hr" style:display-name="cline-p-hr" style:family="paragraph">
      <style:paragraph-properties fo:line-height="0.0041in"/>
      <style:text-properties fo:hyphenate="false"/>
    </style:style>
    <style:style style:name="cline-p" style:display-name="cline-p" style:family="paragraph">
      <style:paragraph-properties fo:line-height="0.0006in"/>
      <style:text-properties fo:hyphenate="false"/>
    </style:style>
    <style:style style:name="reference-ref" style:display-name="reference-ref" style:family="text">
      <style:text-properties style:text-underline-type="single" style:text-underline-style="solid" style:text-underline-width="auto" style:text-underline-mode="continuous" style:text-underline-color="#0000FF"/>
    </style:style>
    <style:style style:name="textsuperscript" style:display-name="textsuperscript" style:family="text">
      <style:text-properties style:text-position="super 63.6%"/>
    </style:style>
    <style:style style:name="textsubscript" style:display-name="textsubscript" style:family="text">
      <style:text-properties style:text-position="sub 63.6%"/>
    </style:style>
    <style:style style:name="TEX" style:display-name="TEX" style:family="text"/>
    <style:style style:name="LATEX" style:display-name="LATEX" style:family="text"/>
    <style:style style:name="newpage" style:display-name="newpage" style:family="paragraph">
      <style:text-properties fo:hyphenate="false"/>
    </style:style>
    <style:style style:name="equ-p" style:display-name="equ-p" style:family="paragraph">
      <style:paragraph-properties fo:text-align="center"/>
      <style:text-properties fo:hyphenate="false"/>
    </style:style>
    <style:style style:name="equ-num-p" style:display-name="equ-num-p" style:family="paragraph">
      <style:paragraph-properties fo:text-align="end"/>
      <style:text-properties fo:hyphenate="false"/>
    </style:style>
    <style:style style:name="caption-title" style:display-name="caption-title" style:family="text">
      <style:text-properties fo:font-weight="bold" style:font-weight-asian="bold" fo:font-style="normal" style:font-style-asian="normal"/>
    </style:style>
    <style:style style:name="small-caps" style:display-name="small-caps" style:family="text">
      <style:text-properties fo:font-variant="small-caps"/>
    </style:style>
    <style:style style:name="First-line-indent" style:display-name="First-line-indent" style:family="paragraph" style:parent-style-name="Text-body">
      <style:paragraph-properties fo:text-indent="0.1965in"/>
      <style:text-properties fo:hyphenate="false"/>
    </style:style>
    <style:style style:name="First-line-indent-rtl" style:display-name="First-line-indent-rtl" style:family="paragraph" style:parent-style-name="Text-body">
      <style:paragraph-properties fo:text-align="end" style:writing-mode="rl-tb" fo:text-indent="0.1965in"/>
      <style:text-properties fo:hyphenate="false"/>
    </style:style>
    <style:style style:name="Text-body" style:display-name="Text-body" style:family="paragraph" style:next-style-name="First-line-indent">
      <style:paragraph-properties fo:line-height="200%"/>
      <style:text-properties style:font-name="Times" fo:font-size="12pt" style:font-size-asian="12pt" fo:hyphenate="false"/>
    </style:style>
    <style:style style:name="Like-Text-body" style:display-name="Like-Text-body" style:family="paragraph" style:next-style-name="First-line-indent">
      <style:paragraph-properties fo:text-align="justify" fo:line-height="120%"/>
      <style:text-properties fo:hyphenate="false"/>
    </style:style>
    <style:style style:name="Text-body-rtl" style:display-name="Text-body-rtl" style:family="paragraph" style:next-style-name="First-line-indent">
      <style:paragraph-properties fo:text-align="end" style:writing-mode="rl-tb" fo:line-height="120%"/>
      <style:text-properties fo:hyphenate="false"/>
    </style:style>
    <style:style style:name="Like-Text-body-rtl" style:display-name="Like-Text-body-rtl" style:family="paragraph" style:next-style-name="First-line-indent">
      <style:paragraph-properties fo:text-align="end" style:writing-mode="rl-tb" fo:line-height="120%"/>
      <style:text-properties fo:hyphenate="false"/>
    </style:style>
    <style:style style:name="p-nopar" style:display-name="p-nopar" style:family="paragraph" style:parent-style-name="Text-body">
      <style:paragraph-properties fo:text-align="justify" fo:margin-top="0.118in" fo:margin-bottom="0.118in"/>
      <style:text-properties fo:hyphenate="false"/>
    </style:style>
    <style:style style:name="p-nopar-rtl" style:display-name="p-nopar-rtl" style:family="paragraph" style:parent-style-name="Text-body">
      <style:paragraph-properties fo:text-align="end" style:writing-mode="rl-tb" fo:margin-top="0.118in" fo:margin-bottom="0.118in"/>
      <style:text-properties fo:hyphenate="false"/>
    </style:style>
    <style:style style:name="display-math" style:display-name="display-math" style:family="paragraph" style:parent-style-name="Text-body">
      <style:paragraph-properties fo:text-align="center"/>
      <style:text-properties fo:hyphenate="false"/>
    </style:style>
    <style:style style:name="Inside-itemize" style:display-name="Inside-itemize" style:family="paragraph" style:list-style-name="Itemize">
      <style:paragraph-properties fo:margin-bottom="0.15in"/>
      <style:text-properties fo:hyphenate="false"/>
    </style:style>
    <style:style style:name="Inside-enumerate" style:display-name="Inside-enumerate" style:family="paragraph" style:parent-style-name="Text-body" style:list-style-name="Enumerate">
      <style:paragraph-properties fo:margin-bottom="0.15in"/>
      <style:text-properties fo:hyphenate="false"/>
    </style:style>
    <style:style style:name="Inside-enumerate-rtl" style:display-name="Inside-enumerate-rtl" style:family="paragraph" style:list-style-name="Enumerate-rtl">
      <style:paragraph-properties fo:text-align="end" style:writing-mode="rl-tb"/>
      <style:text-properties fo:hyphenate="false"/>
    </style:style>
    <style:style style:name="dd" style:display-name="dd" style:family="paragraph">
      <style:paragraph-properties fo:margin-bottom="0.0784in" fo:margin-left="0.35in">
        <style:tab-stops/>
      </style:paragraph-properties>
      <style:text-properties fo:hyphenate="false"/>
    </style:style>
    <style:style style:name="dt" style:display-name="dt" style:family="paragraph">
      <style:paragraph-properties fo:margin-left="0.1in">
        <style:tab-stops/>
      </style:paragraph-properties>
      <style:text-properties fo:font-weight="bold" style:font-weight-asian="bold" fo:hyphenate="false"/>
    </style:style>
    <style:style style:name="printshorthands-dd" style:display-name="printshorthands-dd" style:family="paragraph">
      <style:paragraph-properties fo:margin-bottom="0.0784in" fo:margin-left="0.35in">
        <style:tab-stops/>
      </style:paragraph-properties>
      <style:text-properties fo:hyphenate="false"/>
    </style:style>
    <style:style style:name="printshorthands-dt" style:display-name="printshorthands-dt" style:family="paragraph">
      <style:paragraph-properties fo:margin-left="0.1in">
        <style:tab-stops/>
      </style:paragraph-properties>
      <style:text-properties fo:hyphenate="false"/>
    </style:style>
    <style:style style:name="printthebibliography-dd" style:display-name="printthebibliography-dd" style:family="paragraph">
      <style:paragraph-properties fo:margin-bottom="0.0784in" fo:margin-left="0.35in" fo:text-indent="-0.35in">
        <style:tab-stops/>
      </style:paragraph-properties>
      <style:text-properties fo:hyphenate="false"/>
    </style:style>
    <style:style style:name="printthebibliography-dt" style:display-name="printthebibliography-dt" style:family="paragraph">
      <style:text-properties fo:hyphenate="false"/>
    </style:style>
    <style:style style:name="Quote" style:display-name="Quote" style:family="paragraph" style:parent-style-name="Text-body" style:next-style-name="Text-body">
      <style:paragraph-properties fo:margin-top="0.0784in" fo:margin-bottom="0.0784in" fo:margin-left="0.3937in" fo:margin-right="0.3937in">
        <style:tab-stops/>
      </style:paragraph-properties>
      <style:text-properties fo:hyphenate="false"/>
    </style:style>
    <style:style style:name="quote-rtl" style:display-name="quote-rtl" style:family="paragraph" style:parent-style-name="Text-body-rtl" style:next-style-name="Text-body-rtl">
      <style:paragraph-properties fo:margin-top="0.0784in" fo:margin-bottom="0.0784in" fo:margin-left="0.3937in" fo:margin-right="0.3937in">
        <style:tab-stops/>
      </style:paragraph-properties>
      <style:text-properties fo:hyphenate="false"/>
    </style:style>
    <style:style style:name="begin-env-p" style:display-name="begin-env-p" style:family="paragraph">
      <style:paragraph-properties fo:margin-top="0.0784in" fo:line-height="0.0041in"/>
      <style:text-properties fo:hyphenate="false"/>
    </style:style>
    <style:style style:name="end-env-p" style:display-name="end-env-p" style:family="paragraph">
      <style:paragraph-properties fo:margin-bottom="0.0784in" fo:line-height="0.0041in"/>
      <style:text-properties fo:hyphenate="false"/>
    </style:style>
    <style:style style:name="Contents-Heading" style:display-name="Contents-Heading" style:family="paragraph">
      <style:paragraph-properties text:number-lines="false" fo:margin-top="0.1965in" fo:margin-bottom="0.0784in"/>
      <style:text-properties fo:hyphenate="false"/>
    </style:style>
    <style:style style:name="Index-Heading" style:display-name="Index-Heading" style:family="paragraph">
      <style:paragraph-properties text:number-lines="false"/>
      <style:text-properties fo:hyphenate="false"/>
    </style:style>
    <style:style style:name="verse" style:display-name="verse" style:family="paragraph" style:parent-style-name="Text-body" style:next-style-name="Text-body">
      <style:paragraph-properties fo:margin-top="0.0784in" fo:margin-bottom="0.0784in" fo:margin-left="0.5902in" fo:margin-right="0.3937in" fo:text-indent="-0.1965in">
        <style:tab-stops/>
      </style:paragraph-properties>
      <style:text-properties fo:hyphenate="false"/>
    </style:style>
    <style:style style:name="algorithmic-dd" style:display-name="algorithmic-dd" style:family="paragraph">
      <style:paragraph-properties fo:margin-bottom="0.0784in" fo:margin-left="0.35in">
        <style:tab-stops/>
      </style:paragraph-properties>
      <style:text-properties fo:hyphenate="false"/>
    </style:style>
    <style:style style:name="algorithmic-dt" style:display-name="algorithmic-dt" style:family="paragraph">
      <style:paragraph-properties fo:margin-left="0.1in">
        <style:tab-stops/>
      </style:paragraph-properties>
      <style:text-properties fo:hyphenate="false"/>
    </style:style>
    <style:style style:name="verb" style:display-name="verb" style:family="text">
      <style:text-properties style:font-name="Consolas" style:font-name-asian="monospace" style:font-name-complex="monospace" fo:font-weight="normal" style:font-weight-asian="normal" fo:font-size="12pt" style:font-size-asian="12pt"/>
    </style:style>
    <style:style style:name="obeylines-h" style:display-name="obeylines-h" style:family="text"/>
    <style:style style:name="obeylines-v" style:display-name="obeylines-v" style:family="text"/>
    <style:style style:name="Preformatted-Text" style:display-name="Preformatted-Text" style:family="paragraph">
      <style:paragraph-properties fo:margin-top="0.0784in" fo:margin-bottom="0.0784in"/>
      <style:text-properties style:font-name="monospace" style:font-name-asian="monospace" style:font-name-complex="monospace" fo:hyphenate="false"/>
    </style:style>
    <style:style style:name="Preformatted-Text-rtl" style:display-name="Preformatted-Text-rtl" style:family="paragraph">
      <style:paragraph-properties fo:text-align="end" style:writing-mode="rl-tb" fo:margin-top="0.0784in" fo:margin-bottom="0.0784in"/>
      <style:text-properties style:font-name="monospace" style:font-name-asian="monospace" style:font-name-complex="monospace" fo:hyphenate="false"/>
    </style:style>
    <style:style style:name="Footnote" style:display-name="Footnote" style:family="paragraph">
      <style:paragraph-properties fo:margin-left="0.2in" fo:text-indent="-0.2in">
        <style:tab-stops/>
      </style:paragraph-properties>
      <style:text-properties style:font-name="Times" fo:font-size="12pt" style:font-size-asian="12pt"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3.6%"/>
    </style:style>
    <style:style style:name="Emphasis" style:display-name="Emphasis" style:family="text">
      <style:text-properties fo:font-style="italic" style:font-style-asian="italic"/>
    </style:style>
    <style:style style:name="textit" style:display-name="textit" style:family="text">
      <style:text-properties fo:font-style="italic" style:font-style-asian="italic"/>
    </style:style>
    <style:style style:name="textbf" style:display-name="textbf" style:family="text">
      <style:text-properties fo:font-weight="bold" style:font-weight-asian="bold" fo:font-style="normal" style:font-style-asian="normal"/>
    </style:style>
    <style:style style:name="textsc" style:display-name="textsc" style:family="text">
      <style:text-properties fo:font-weight="normal" style:font-weight-asian="normal" fo:font-style="normal" style:font-style-asian="normal" fo:font-variant="small-caps" style:text-position="0% 100%"/>
    </style:style>
    <style:style style:name="texttt" style:display-name="texttt" style:family="text">
      <style:text-properties style:font-name="monospace" style:font-name-asian="monospace" style:font-name-complex="monospace"/>
    </style:style>
    <style:style style:name="textrm" style:display-name="textrm" style:family="text">
      <style:text-properties fo:font-weight="normal" style:font-weight-asian="normal" style:font-weight-complex="normal"/>
    </style:style>
    <style:style style:name="textsf" style:display-name="textsf" style:family="text">
      <style:text-properties fo:font-weight="bold" style:font-weight-asian="bold" fo:font-style="normal" style:font-style-asian="normal"/>
    </style:style>
    <style:style style:name="textup" style:display-name="textup" style:family="text">
      <style:text-properties fo:font-weight="normal" style:font-weight-asian="normal" style:font-weight-complex="normal"/>
    </style:style>
    <style:style style:name="overline" style:display-name="overline" style:family="text"/>
    <style:style style:name="underline" style:display-name="underline" style:family="text">
      <style:text-properties style:text-underline-type="single" style:text-underline-style="solid" style:text-underline-width="auto" style:text-underline-mode="continuous" style:text-underline-color="font-color"/>
    </style:style>
    <style:style style:name="Title" style:display-name="Title" style:family="paragraph" style:next-style-name="author">
      <style:paragraph-properties fo:text-align="center" fo:line-height="200%"/>
      <style:text-properties style:font-name="Times" fo:font-size="14pt" style:font-size-asian="14pt" fo:hyphenate="false"/>
    </style:style>
    <style:style style:name="Title-rtl" style:display-name="Title-rtl" style:family="paragraph" style:next-style-name="author-rtl">
      <style:paragraph-properties fo:text-align="center" style:writing-mode="rl-tb" fo:margin-top="0.1652in" fo:margin-bottom="0.2006in"/>
      <style:text-properties fo:hyphenate="false"/>
    </style:style>
    <style:style style:name="author" style:display-name="author" style:family="paragraph" style:parent-style-name="Text-body" style:next-style-name="Date">
      <style:paragraph-properties fo:text-align="center"/>
      <style:text-properties fo:hyphenate="false"/>
    </style:style>
    <style:style style:name="author-rtl" style:display-name="author-rtl" style:family="paragraph" style:parent-style-name="Text-body-rtl" style:next-style-name="date-rtl">
      <style:paragraph-properties fo:text-align="center" fo:margin-bottom="0.0784in"/>
      <style:text-properties fo:hyphenate="false"/>
    </style:style>
    <style:style style:name="Date" style:display-name="Date" style:family="paragraph" style:parent-style-name="Text-body" style:next-style-name="Text-body">
      <style:paragraph-properties fo:text-align="center" fo:margin-bottom="0.1666in"/>
      <style:text-properties fo:hyphenate="false"/>
    </style:style>
    <style:style style:name="date-rtl" style:display-name="date-rtl" style:family="paragraph" style:parent-style-name="Text-body" style:next-style-name="Text-body">
      <style:paragraph-properties fo:text-align="center" style:writing-mode="rl-tb" fo:margin-bottom="0.0784in"/>
      <style:text-properties fo:hyphenate="false"/>
    </style:style>
    <style:style style:name="abstract" style:display-name="abstract" style:family="paragraph" style:parent-style-name="Text-body" style:next-style-name="Text-body">
      <style:paragraph-properties fo:margin-bottom="0.0784in" fo:margin-left="1.1812in" fo:margin-right="1.1812in">
        <style:tab-stops/>
      </style:paragraph-properties>
      <style:text-properties fo:hyphenate="false"/>
    </style:style>
    <style:style style:name="abstract-rtl" style:display-name="abstract-rtl" style:family="paragraph" style:parent-style-name="Text-body-rtl" style:next-style-name="Text-body-rtl">
      <style:paragraph-properties fo:margin-bottom="0.0784in" fo:margin-left="1.1812in" fo:margin-right="1.1812in">
        <style:tab-stops/>
      </style:paragraph-properties>
      <style:text-properties fo:hyphenate="false"/>
    </style:style>
    <style:style style:name="abstract-title" style:display-name="abstract-title" style:family="paragraph" style:parent-style-name="abstract" style:next-style-name="abstract">
      <style:paragraph-properties fo:text-align="center" fo:margin-top="0.1965in" fo:margin-bottom="0in"/>
      <style:text-properties fo:hyphenate="false"/>
    </style:style>
    <style:style style:name="Contents-1" style:display-name="Contents-1" style:family="paragraph">
      <style:paragraph-properties fo:margin-bottom="0.0395in">
        <style:tab-stops>
          <style:tab-stop style:type="right" style:position="6.6923in"/>
        </style:tab-stops>
      </style:paragraph-properties>
      <style:text-properties fo:hyphenate="false"/>
    </style:style>
    <style:style style:name="Contents-2" style:display-name="Contents-2" style:family="paragraph">
      <style:paragraph-properties fo:margin-left="0.1965in">
        <style:tab-stops>
          <style:tab-stop style:type="right" style:position="6.4958in"/>
        </style:tab-stops>
      </style:paragraph-properties>
      <style:text-properties fo:hyphenate="false"/>
    </style:style>
    <style:style style:name="Contents-3" style:display-name="Contents-3" style:family="paragraph">
      <style:paragraph-properties fo:margin-left="0.393in">
        <style:tab-stops>
          <style:tab-stop style:type="right" style:position="6.2993in"/>
        </style:tab-stops>
      </style:paragraph-properties>
      <style:text-properties fo:hyphenate="false"/>
    </style:style>
    <style:style style:name="Contents-4" style:display-name="Contents-4" style:family="paragraph">
      <style:paragraph-properties fo:margin-left="0.5895in">
        <style:tab-stops>
          <style:tab-stop style:type="right" style:position="6.1027in"/>
        </style:tab-stops>
      </style:paragraph-properties>
      <style:text-properties fo:hyphenate="false"/>
    </style:style>
    <style:style style:name="Contents-5" style:display-name="Contents-5" style:family="paragraph">
      <style:paragraph-properties fo:margin-left="0.7861in">
        <style:tab-stops>
          <style:tab-stop style:type="right" style:position="5.9062in"/>
        </style:tab-stops>
      </style:paragraph-properties>
      <style:text-properties fo:hyphenate="false"/>
    </style:style>
    <style:style style:name="Index-1" style:display-name="Index-1" style:family="paragraph">
      <style:text-properties fo:hyphenate="false"/>
    </style:style>
    <style:style style:name="Index-2" style:display-name="Index-2" style:family="paragraph">
      <style:paragraph-properties fo:margin-left="0.1965in">
        <style:tab-stops/>
      </style:paragraph-properties>
      <style:text-properties fo:hyphenate="false"/>
    </style:style>
    <style:style style:name="Index-3" style:display-name="Index-3" style:family="paragraph">
      <style:paragraph-properties fo:margin-left="0.393in">
        <style:tab-stops/>
      </style:paragraph-properties>
      <style:text-properties fo:hyphenate="false"/>
    </style:style>
    <style:style style:name="p-bibitem" style:display-name="p-bibitem" style:family="paragraph">
      <style:paragraph-properties fo:line-height="200%" fo:margin-left="0.3902in" fo:text-indent="-0.3902in">
        <style:tab-stops/>
      </style:paragraph-properties>
      <style:text-properties style:font-name="Times" fo:font-size="12pt" style:font-size-asian="12pt" fo:hyphenate="false"/>
    </style:style>
    <style:style style:name="quotation" style:display-name="quotation" style:family="paragraph">
      <style:paragraph-properties fo:margin-left="0.3937in" fo:margin-right="0.3937in" fo:text-indent="0.1965in">
        <style:tab-stops/>
      </style:paragraph-properties>
      <style:text-properties fo:hyphenate="false"/>
    </style:style>
    <style:style style:name="quotation-rtl" style:display-name="quotation-rtl" style:family="paragraph">
      <style:paragraph-properties fo:text-align="end" style:writing-mode="rl-tb" fo:margin-left="0.3937in" fo:margin-right="0.3937in" fo:text-indent="0.1965in">
        <style:tab-stops/>
      </style:paragraph-properties>
      <style:text-properties fo:hyphenate="false"/>
    </style:style>
    <style:style style:name="flushright" style:display-name="flushright" style:family="paragraph" style:parent-style-name="Text-body" style:next-style-name="Text-body">
      <style:paragraph-properties fo:text-align="end" fo:margin-top="0.0784in" fo:margin-bottom="0.0784in"/>
      <style:text-properties fo:hyphenate="false"/>
    </style:style>
    <style:style style:name="flushleft" style:display-name="flushleft" style:family="paragraph" style:parent-style-name="Text-body" style:next-style-name="Text-body">
      <style:paragraph-properties fo:margin-top="0.0784in" fo:margin-bottom="0.0784in"/>
      <style:text-properties fo:hyphenate="false"/>
    </style:style>
    <style:style style:name="center" style:display-name="center" style:family="paragraph" style:parent-style-name="Text-body" style:next-style-name="Text-body">
      <style:paragraph-properties fo:text-align="center" fo:margin-top="0.0784in" fo:margin-bottom="0.0784in"/>
      <style:text-properties fo:hyphenate="false"/>
    </style:style>
    <style:style style:name="tabbing" style:display-name="tabbing" style:family="paragraph">
      <style:paragraph-properties fo:text-indent="0.1965in"/>
      <style:text-properties fo:hyphenate="false"/>
    </style:style>
    <style:style style:name="part" style:display-name="part" style:family="paragraph" style:next-style-name="Text-body">
      <style:paragraph-properties fo:margin-top="0.2048in" fo:margin-bottom="0.0826in"/>
      <style:text-properties fo:hyphenate="false"/>
    </style:style>
    <style:style style:name="paragraph-p" style:display-name="paragraph-p" style:family="paragraph" style:parent-style-name="Text-body">
      <style:paragraph-properties fo:margin-top="0.1965in"/>
      <style:text-properties fo:hyphenate="false"/>
    </style:style>
    <style:style style:name="likeparagraph-p" style:display-name="likeparagraph-p" style:family="paragraph" style:parent-style-name="Text-body">
      <style:paragraph-properties fo:margin-top="0.1965in"/>
      <style:text-properties fo:hyphenate="false"/>
    </style:style>
    <style:style style:name="subparagraph-p" style:display-name="subparagraph-p" style:family="paragraph" style:parent-style-name="Text-body">
      <style:paragraph-properties fo:margin-top="0.1965in"/>
      <style:text-properties fo:hyphenate="false"/>
    </style:style>
    <style:style style:name="likesubparagraph-p" style:display-name="likesubparagraph-p" style:family="paragraph" style:parent-style-name="Text-body">
      <style:paragraph-properties fo:margin-top="0.1965in"/>
      <style:text-properties fo:hyphenate="false"/>
    </style:style>
    <style:style style:name="paragraph-h" style:display-name="paragraph-h" style:family="text">
      <style:text-properties fo:font-weight="bold" style:font-weight-asian="bold" fo:font-style="normal" style:font-style-asian="normal"/>
    </style:style>
    <style:style style:name="subparagraph-h" style:display-name="subparagraph-h" style:family="text">
      <style:text-properties fo:font-weight="bold" style:font-weight-asian="bold" fo:font-style="normal" style:font-style-asian="normal"/>
    </style:style>
    <style:style style:name="Heading-1" style:display-name="Heading-1" style:family="paragraph" style:next-style-name="Text-body">
      <style:paragraph-properties fo:margin-top="0.5555in" fo:margin-bottom="0.3472in"/>
      <style:text-properties fo:hyphenate="false"/>
    </style:style>
    <style:style style:name="Heading-1-rtl" style:display-name="Heading-1-rtl" style:family="paragraph" style:next-style-name="Text-body-rtl">
      <style:paragraph-properties fo:text-align="end" style:writing-mode="rl-tb"/>
      <style:text-properties fo:hyphenate="false"/>
    </style:style>
    <style:style style:name="Heading-2" style:display-name="Heading-2" style:family="paragraph" style:next-style-name="Text-body">
      <style:paragraph-properties fo:text-align="center" fo:margin-top="0.1666in" fo:line-height="200%"/>
      <style:text-properties style:font-name="Times" fo:font-size="12pt" style:font-size-asian="12pt" fo:hyphenate="false"/>
    </style:style>
    <style:style style:name="Heading-2-rtl" style:display-name="Heading-2-rtl" style:family="paragraph" style:next-style-name="Text-body">
      <style:paragraph-properties fo:text-align="end" style:writing-mode="rl-tb" fo:margin-top="0.1652in"/>
      <style:text-properties fo:hyphenate="false"/>
    </style:style>
    <style:style style:name="Heading-3" style:display-name="Heading-3" style:family="paragraph" style:next-style-name="Text-body">
      <style:text-properties fo:hyphenate="false"/>
    </style:style>
    <style:style style:name="Heading-3-rtl" style:display-name="Heading-3-rtl" style:family="paragraph" style:next-style-name="Text-body-rtl">
      <style:paragraph-properties fo:text-align="end" style:writing-mode="rl-tb"/>
      <style:text-properties fo:hyphenate="false"/>
    </style:style>
    <style:style style:name="Heading-4" style:display-name="Heading-4" style:family="paragraph" style:next-style-name="Text-body">
      <style:paragraph-properties fo:margin-top="0.1652in"/>
      <style:text-properties fo:hyphenate="false"/>
    </style:style>
    <style:style style:name="Heading-4-rtl" style:display-name="Heading-4-rtl" style:family="paragraph" style:next-style-name="Text-body-rtl">
      <style:paragraph-properties fo:text-align="end" style:writing-mode="rl-tb" fo:margin-top="0.1652in"/>
      <style:text-properties fo:hyphenate="false"/>
    </style:style>
    <style:style style:name="Heading-5" style:display-name="Heading-5" style:family="paragraph" style:next-style-name="Text-body">
      <style:paragraph-properties fo:margin-top="0.1652in"/>
      <style:text-properties fo:hyphenate="false"/>
    </style:style>
    <style:style style:name="Heading-5-rtl" style:display-name="Heading-5-rtl" style:family="paragraph" style:next-style-name="Text-body">
      <style:paragraph-properties fo:text-align="end" style:writing-mode="rl-tb" fo:margin-top="0.1652in"/>
      <style:text-properties fo:hyphenate="false"/>
    </style:style>
    <style:style style:name="Heading-6" style:display-name="Heading-6" style:family="paragraph" style:next-style-name="Text-body">
      <style:text-properties fo:hyphenate="false"/>
    </style:style>
    <style:style style:name="Heading-6-rtl" style:display-name="Heading-6-rtl" style:family="paragraph" style:next-style-name="Text-body-rtl">
      <style:paragraph-properties fo:text-align="end" style:writing-mode="rl-tb"/>
      <style:text-properties fo:hyphenate="false"/>
    </style:style>
    <style:style style:name="Heading-7" style:display-name="Heading-7" style:family="paragraph" style:next-style-name="Text-body">
      <style:text-properties fo:hyphenate="false"/>
    </style:style>
    <style:style style:name="Heading-7-rtl" style:display-name="Heading-7-rtl" style:family="paragraph" style:next-style-name="Text-body-rtl">
      <style:paragraph-properties fo:text-align="end" style:writing-mode="rl-tb"/>
      <style:text-properties fo:hyphenate="false"/>
    </style:style>
    <style:style style:name="Heading-8" style:display-name="Heading-8" style:family="paragraph" style:next-style-name="Text-body">
      <style:text-properties fo:hyphenate="false"/>
    </style:style>
    <style:style style:name="Heading-8-rtl" style:display-name="Heading-8-rtl" style:family="paragraph" style:next-style-name="Text-body-rtl">
      <style:paragraph-properties fo:text-align="end" style:writing-mode="rl-tb"/>
      <style:text-properties fo:hyphenate="false"/>
    </style:style>
    <style:style style:name="Heading-9" style:display-name="Heading-9" style:family="paragraph" style:next-style-name="Text-body">
      <style:text-properties fo:hyphenate="false"/>
    </style:style>
    <style:style style:name="Heading-9-rtl" style:display-name="Heading-9-rtl" style:family="paragraph" style:next-style-name="Text-body">
      <style:paragraph-properties fo:text-align="end" style:writing-mode="rl-tb"/>
      <style:text-properties fo:hyphenate="false"/>
    </style:style>
    <style:style style:name="Heading-10" style:display-name="Heading-10" style:family="paragraph" style:next-style-name="Text-body">
      <style:text-properties fo:hyphenate="false"/>
    </style:style>
    <style:style style:name="Heading-10-rtl" style:display-name="Heading-10-rtl" style:family="paragraph" style:next-style-name="Text-body-rtl">
      <style:text-properties fo:hyphenate="false"/>
    </style:style>
    <text:list-style style:name="Itemize" style:display-name="Itemize">
      <text:list-level-style-bullet text:level="1" text:bullet-char="•">
        <style:list-level-properties text:space-before="0.15in" text:min-label-width="0.2in" text:list-level-position-and-space-mode="label-alignment">
          <style:list-level-label-alignment text:label-followed-by="listtab" fo:margin-left="0.35in" fo:text-indent="-0.2in"/>
        </style:list-level-properties>
      </text:list-level-style-bullet>
      <text:list-level-style-bullet text:level="2" text:bullet-char="-">
        <style:list-level-properties text:space-before="0.35in" text:min-label-width="0.2in" text:list-level-position-and-space-mode="label-alignment">
          <style:list-level-label-alignment text:label-followed-by="listtab" fo:margin-left="0.55in" fo:text-indent="-0.2in"/>
        </style:list-level-properties>
      </text:list-level-style-bullet>
      <text:list-level-style-bullet text:level="3" text:bullet-char="⁎">
        <style:list-level-properties text:space-before="0.55in" text:min-label-width="0.2in" text:list-level-position-and-space-mode="label-alignment">
          <style:list-level-label-alignment text:label-followed-by="listtab" fo:margin-left="0.75in" fo:text-indent="-0.2in"/>
        </style:list-level-properties>
      </text:list-level-style-bullet>
      <text:list-level-style-bullet text:level="4" text:bullet-char="·">
        <style:list-level-properties text:space-before="0.75in" text:min-label-width="0.2in" text:list-level-position-and-space-mode="label-alignment">
          <style:list-level-label-alignment text:label-followed-by="listtab" fo:margin-left="0.95in" fo:text-indent="-0.2in"/>
        </style:list-level-properties>
      </text:list-level-style-bullet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Enumerate" style:display-name="Enumerate">
      <text:list-level-style-number text:level="1" style:num-suffix="." style:num-format="1">
        <style:list-level-properties text:space-before="0.15in" text:min-label-width="0.2in" text:list-level-position-and-space-mode="label-alignment">
          <style:list-level-label-alignment text:label-followed-by="listtab" fo:margin-left="0.35in" fo:text-indent="-0.2in"/>
        </style:list-level-properties>
      </text:list-level-style-number>
      <text:list-level-style-number text:level="2" style:num-prefix="(" style:num-suffix=")" style:num-format="a" style:num-letter-sync="true">
        <style:list-level-properties text:space-before="0.35in" text:min-label-width="0.2in" text:list-level-position-and-space-mode="label-alignment">
          <style:list-level-label-alignment text:label-followed-by="listtab" fo:margin-left="0.55in" fo:text-indent="-0.2in"/>
        </style:list-level-properties>
      </text:list-level-style-number>
      <text:list-level-style-number text:level="3" style:num-suffix="." style:num-format="i">
        <style:list-level-properties text:space-before="0.6in" text:min-label-width="0.2in" text:list-level-position-and-space-mode="label-alignment">
          <style:list-level-label-alignment text:label-followed-by="listtab" fo:margin-left="0.8in" fo:text-indent="-0.2in"/>
        </style:list-level-properties>
      </text:list-level-style-number>
      <text:list-level-style-number text:level="4" style:num-suffix="." style:num-format="A" style:num-letter-sync="true">
        <style:list-level-properties text:space-before="0.8in" text:min-label-width="0.2in" text:list-level-position-and-space-mode="label-alignment">
          <style:list-level-label-alignment text:label-followed-by="listtab" fo:margin-left="1in" fo:text-indent="-0.2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Enumerate-rtl" style:display-name="Enumerate-rtl">
      <text:list-level-style-number text:level="1" style:num-suffix="." style:num-format="1">
        <style:list-level-properties text:space-before="0.15in" text:min-label-width="0in" text:list-level-position-and-space-mode="label-alignment">
          <style:list-level-label-alignment text:label-followed-by="listtab" fo:margin-left="0.15in" fo:text-indent="0in"/>
        </style:list-level-properties>
      </text:list-level-style-number>
      <text:list-level-style-number text:level="2" style:num-prefix="(" style:num-suffix=")" style:num-format="1">
        <style:list-level-properties text:space-before="0.35in" text:min-label-width="0in" text:list-level-position-and-space-mode="label-alignment">
          <style:list-level-label-alignment text:label-followed-by="listtab" fo:margin-left="0.35in" fo:text-indent="0in"/>
        </style:list-level-properties>
      </text:list-level-style-number>
      <text:list-level-style-number text:level="3" style:num-suffix="." style:num-format="1">
        <style:list-level-properties text:space-before="0.6in" text:min-label-width="0in" text:list-level-position-and-space-mode="label-alignment">
          <style:list-level-label-alignment text:label-followed-by="listtab" fo:margin-left="0.6in" fo:text-indent="0in"/>
        </style:list-level-properties>
      </text:list-level-style-number>
      <text:list-level-style-number text:level="4" style:num-suffix="." style:num-format="1">
        <style:list-level-properties text:space-before="0.8in" text:min-label-width="0in" text:list-level-position-and-space-mode="label-alignment">
          <style:list-level-label-alignment text:label-followed-by="listtab" fo:margin-left="0.8in" fo:text-indent="0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description" style:display-name="description">
      <text:list-level-style-bullet text:level="1" text:bullet-char=" 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 ">
        <style:list-level-properties text:space-before="0.2in" text:min-label-width="0.2in" text:list-level-position-and-space-mode="label-alignment">
          <style:list-level-label-alignment text:label-followed-by="listtab" fo:margin-left="0.4in" fo:text-indent="-0.2in"/>
        </style:list-level-properties>
      </text:list-level-style-bullet>
      <text:list-level-style-bullet text:level="3" text:bullet-char=" ">
        <style:list-level-properties text:space-before="0.4in" text:min-label-width="0.2in" text:list-level-position-and-space-mode="label-alignment">
          <style:list-level-label-alignment text:label-followed-by="listtab" fo:margin-left="0.6in" fo:text-indent="-0.2in"/>
        </style:list-level-properties>
      </text:list-level-style-bullet>
      <text:list-level-style-bullet text:level="4" text:bullet-char=" ">
        <style:list-level-properties text:space-before="0.6in" text:min-label-width="0.2in" text:list-level-position-and-space-mode="label-alignment">
          <style:list-level-label-alignment text:label-followed-by="listtab" fo:margin-left="0.8in" fo:text-indent="-0.2in"/>
        </style:list-level-properties>
      </text:list-level-style-bullet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ist" style:display-name="list">
      <text:list-level-style-bullet text:level="1" text:bullet-char=" 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 ">
        <style:list-level-properties text:space-before="0.2in" text:min-label-width="0.2in" text:list-level-position-and-space-mode="label-alignment">
          <style:list-level-label-alignment text:label-followed-by="listtab" fo:margin-left="0.4in" fo:text-indent="-0.2in"/>
        </style:list-level-properties>
      </text:list-level-style-bullet>
      <text:list-level-style-bullet text:level="3" text:bullet-char=" ">
        <style:list-level-properties text:space-before="0.4in" text:min-label-width="0.2in" text:list-level-position-and-space-mode="label-alignment">
          <style:list-level-label-alignment text:label-followed-by="listtab" fo:margin-left="0.6in" fo:text-indent="-0.2in"/>
        </style:list-level-properties>
      </text:list-level-style-bullet>
      <text:list-level-style-bullet text:level="4" text:bullet-char=" ">
        <style:list-level-properties text:space-before="0.6in" text:min-label-width="0.2in" text:list-level-position-and-space-mode="label-alignment">
          <style:list-level-label-alignment text:label-followed-by="listtab" fo:margin-left="0.8in" fo:text-indent="-0.2in"/>
        </style:list-level-properties>
      </text:list-level-style-bullet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printshorthands" style:display-name="printshorthands">
      <text:list-level-style-bullet text:level="1" text:bullet-char=" 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printthebibliography" style:display-name="printthebibliography">
      <text:list-level-style-bullet text:level="1" text:bullet-char=" 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algorithmic" style:display-name="algorithmic">
      <text:list-level-style-bullet text:level="1" text:bullet-char=" 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 ">
        <style:list-level-properties text:space-before="0.2in" text:min-label-width="0.2in" text:list-level-position-and-space-mode="label-alignment">
          <style:list-level-label-alignment text:label-followed-by="listtab" fo:margin-left="0.4in" fo:text-indent="-0.2in"/>
        </style:list-level-properties>
      </text:list-level-style-bullet>
      <text:list-level-style-bullet text:level="3" text:bullet-char=" ">
        <style:list-level-properties text:space-before="0.4in" text:min-label-width="0.2in" text:list-level-position-and-space-mode="label-alignment">
          <style:list-level-label-alignment text:label-followed-by="listtab" fo:margin-left="0.6in" fo:text-indent="-0.2in"/>
        </style:list-level-properties>
      </text:list-level-style-bullet>
      <text:list-level-style-bullet text:level="4" text:bullet-char=" ">
        <style:list-level-properties text:space-before="0.6in" text:min-label-width="0.2in" text:list-level-position-and-space-mode="label-alignment">
          <style:list-level-label-alignment text:label-followed-by="listtab" fo:margin-left="0.8in" fo:text-indent="-0.2in"/>
        </style:list-level-properties>
      </text:list-level-style-bullet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FootnoteReference" style:display-name="Footnote Reference" style:family="text" style:parent-style-name="DefaultParagraphFont">
      <style:text-properties style:font-name="Times" fo:letter-spacing="normal" style:text-scale="100%" style:text-position="super 58.3%" fo:font-size="12pt" style:font-size-asian="12pt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319in" fo:page-height="11.0409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TeX4ht from examples.tex, options: xhtml,charset=utf-8,ooffice,html,refcaption 
(http://www.cse.ohio-state.edu/~gurari/TeX4ht/)  
</meta:initial-creator>
    <dc:creator>James Clawson</dc:creator>
    <meta:creation-date>2022-02-22T19:48:00Z</meta:creation-date>
    <dc:date>2022-02-22T20:37:00Z</dc:date>
    <meta:template xlink:href="Normal.dotm" xlink:type="simple"/>
    <meta:editing-cycles>10</meta:editing-cycles>
    <meta:editing-duration>PT1020S</meta:editing-duration>
    <meta:document-statistic meta:page-count="1" meta:paragraph-count="1" meta:word-count="55" meta:character-count="369" meta:row-count="2" meta:non-whitespace-character-count="315"/>
  </office:meta>
</office:document-meta>
</file>